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165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BB-CH340T-Rev.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SMD ИС CH340T SSOP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SOP-20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1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R1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UT1</text:p>
          </table:table-cell>
          <table:table-cell table:style-name="ce2" office:value-type="string" calcext:value-type="string">
            <text:p>HN1x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ЪЕДИНИТЕЛ MISB-SWMM-5B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USB-MICRO_MISB-SWMM-5B_LF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 </text:p>
            <text:p>SMD КОНД 0603 2.2 UF X5R 6.3VDC 1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603 10 NF X7R 50VDC 1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 </text:p>
            <text:p>SMD КОНД 0603 39 PF C0G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4,C5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ОНАТОР КВАРЦ - HU49S 12 MHZ 20ppm 20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Q_49U3HM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 text:c="2"/>SMD ДИОД 1N5819 (S4 SOD-123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SOD-123_KA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10:27:58.588779164</dc:date>
    <meta:editing-duration>PT14M58S</meta:editing-duration>
    <meta:editing-cycles>2</meta:editing-cycles>
    <meta:generator>LibreOffice/5.4.4.2$Linux_X86_64 LibreOffice_project/40m0$Build-2</meta:generator>
    <meta:document-statistic meta:table-count="1" meta:cell-count="40" meta:object-count="0"/>
  </office:meta>
</office:document-meta>
</file>